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3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16.95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1.9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38.1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3.9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5.56mm" fo:break-before="auto" style:use-optimal-row-height="true"/>
    </style:style>
    <style:style style:name="ta1" style:family="table" style:master-page-name="PageStyle_5f_Nová_20_hodnotící_20_tabulka">
      <style:table-properties table:display="true" style:writing-mode="lr-tb"/>
    </style:style>
    <style:style style:name="ta2" style:family="table" style:master-page-name="PageStyle_5f_Stará_20_nepoužívám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vá hodnotící tabulk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Komponenta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Povinné</text:p>
          </table:table-cell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Splněno</text:p>
          </table:table-cell>
          <table:table-cell table:style-name="ce1" office:value-type="string" calcext:value-type="string">
            <text:p>Poznámky</text:p>
          </table:table-cell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>
            <text:p>Klient </text:p>
          </table:table-cell>
          <table:table-cell table:number-columns-repeated="2" table:style-name="ce10" office:value-type="string" calcext:value-type="string">
            <text:p><text:s text:c="2"/></text:p>
          </table:table-cell>
          <table:table-cell table:style-name="ce2" table:formula="of:=SUM([.D4:.D22]) -2" office:value-type="string" office:string-value="15" calcext:value-type="string">
            <text:p>15</text:p>
          </table:table-cell>
          <table:table-cell table:style-name="ce2"/>
          <table:table-cell table:style-name="ce17"/>
          <table:table-cell table:number-columns-repeated="1018"/>
        </table:table-row>
        <table:table-row table:style-name="ro3">
          <table:table-cell table:style-name="ce3" office:value-type="string" calcext:value-type="string">
            <text:p>JavaScript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12"/>
          <table:table-cell table:style-name="ce3"/>
          <table:table-cell table:style-name="ce19"/>
          <table:table-cell table:number-columns-repeated="1017"/>
        </table:table-row>
        <table:table-row table:style-name="ro4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kontrola formuláře pomocí JavaScriptu on submit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V administraci zajišťuje modul forms. Při vyplňování testu je kontrola také prováděna javascriptem (jQuery).</text:p>
          </table:table-cell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3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na (všech!) elementech 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snad ano :-)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3"/>
          <table:table-cell table:style-name="ce3" office:value-type="string" calcext:value-type="string">
            <text:p>validace pomocí HTML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string" calcext:value-type="string">
            <text:p>required ano, pattern jen někde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funkční na prohlížečích Firefox a Chrome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"/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4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stránka použitelná i bez JavaScriptu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ano, I když značně omezeně – nevykreslují se grafy a test postrádá interaktivitu</text:p>
          </table:table-cell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3">
          <table:table-cell table:style-name="ce5" office:value-type="string" calcext:value-type="string">
            <text:p><text:s text:c="2"/></text:p>
          </table:table-cell>
          <table:table-cell table:style-name="ce5" office:value-type="string" calcext:value-type="string">
            <text:p>zajímavost v Javascriptu </text:p>
          </table:table-cell>
          <table:table-cell table:style-name="ce5" office:value-type="string" calcext:value-type="string">
            <text:p><text:s text:c="2"/>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např. Použití Chart.js</text:p>
          </table:table-cell>
          <table:table-cell table:style-name="ce21"/>
          <table:table-cell table:style-name="ce24" table:number-columns-repeated="4"/>
          <table:table-cell table:number-columns-repeated="1013"/>
        </table:table-row>
        <table:table-row table:style-name="ro3">
          <table:table-cell table:style-name="ce3" office:value-type="string" calcext:value-type="string">
            <text:p><text:s text:c="2"/></text:p>
          </table:table-cell>
          <table:table-cell table:style-name="ce3" table:number-columns-repeated="3"/>
          <table:table-cell table:style-name="ce13"/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Validnost HTML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12"/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7"/>
        </table:table-row>
        <table:table-row table:style-name="ro5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bez chyb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k – použit Add-on pro Firefox - HTML Validator</text:p>
          </table:table-cell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3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bez warningů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Ok – použit Add-on pro Firefox - HTML Validator</text:p>
          </table:table-cell>
          <table:table-cell table:style-name="ce19"/>
          <table:table-cell table:number-columns-repeated="1017"/>
        </table:table-row>
        <table:table-row table:style-name="ro6">
          <table:table-cell table:style-name="ce3"/>
          <table:table-cell table:style-name="ce3" office:value-type="string" calcext:value-type="string">
            <text:p>formuláře jsou přístupné (accessible)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VŠECHNA formulářová políčka mají label</text:p>
            <text:p/>
          </table:table-cell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HTML 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button, footer, nav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CSS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13"/>
          <table:table-cell table:style-name="ce3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nepoužívá se formátování pomocí HTML elementů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nikdy</text:p>
          </table:table-cell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7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styl není přímo u elementu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ouze ve zcela vyjímečných případech, např. když barvu elementu controller vytahuje z databáze (případ týmových rolí). Alternativní řešení by bylo dynamické generování css souboru, ale to mi přijde jako overkill.</text:p>
          </table:table-cell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3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styly mimo HTML dokument (pomocí &lt;link&gt;)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skinovatelnost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"/>
          <table:table-cell table:style-name="ce19"/>
          <table:table-cell table:number-columns-repeated="1017"/>
        </table:table-row>
        <table:table-row table:style-name="ro8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styl pro tisk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většinu práce již udělá framework Bootstrap. Abych demonstoval princip a dostal bod navíc, přidal jsem vlastní soubor print-style.css, který schová tlačítko na stránce s výsledkem testu</text:p>
          </table:table-cell>
          <table:table-cell table:style-name="ce19"/>
          <table:table-cell table:number-columns-repeated="1017"/>
        </table:table-row>
        <table:table-row table:style-name="ro5">
          <table:table-cell table:style-name="ce5" office:value-type="string" calcext:value-type="string">
            <text:p><text:s text:c="2"/></text:p>
          </table:table-cell>
          <table:table-cell table:style-name="ce5" office:value-type="string" calcext:value-type="string">
            <text:p>zajímavost v CSS </text:p>
          </table:table-cell>
          <table:table-cell table:style-name="ce5" office:value-type="string" calcext:value-type="string">
            <text:p><text:s text:c="2"/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framework Bootstrap v. 4.0</text:p>
          </table:table-cell>
          <table:table-cell table:style-name="ce21"/>
          <table:table-cell table:style-name="ce24" table:number-columns-repeated="4"/>
          <table:table-cell table:number-columns-repeated="1013"/>
        </table:table-row>
        <table:table-row table:style-name="ro3">
          <table:table-cell table:number-columns-repeated="4" table:style-name="ce6" office:value-type="string" calcext:value-type="string">
            <text:p><text:s text:c="2"/></text:p>
          </table:table-cell>
          <table:table-cell table:style-name="ce12"/>
          <table:table-cell table:style-name="ce6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ver </text:p>
          </table:table-cell>
          <table:table-cell table:number-columns-repeated="2" table:style-name="ce10" office:value-type="string" calcext:value-type="string">
            <text:p><text:s text:c="2"/></text:p>
          </table:table-cell>
          <table:table-cell table:style-name="ce2" table:formula="of:=SUM([.D26:.D39])" office:value-type="string" office:string-value="15" calcext:value-type="string">
            <text:p>15</text:p>
          </table:table-cell>
          <table:table-cell table:style-name="ce13"/>
          <table:table-cell table:style-name="ce17" office:value-type="string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Validace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12"/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7"/>
        </table:table-row>
        <table:table-row table:style-name="ro5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odolnost proti "zlému uživateli" - výpis do stránky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metoda xssafe v modulu core</text:p>
          </table:table-cell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6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odolnost proti dvojímu odeslání stejného formuláře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při vyplňování testu řeší explicitně controller, v administraci řeší modul forms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správné vyhodnocení <text:s/>a zobrazení chyb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neztrácí se uživatelem vyplněné hodnoty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6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jasné rozlišení povinných a nepovinných údajů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v administraci ano, na zbytku stránek mi to přišlo trochu nadbytečné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Uložení hesel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12"/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7"/>
        </table:table-row>
        <table:table-row table:style-name="ro5">
          <table:table-cell/>
          <table:table-cell table:style-name="ce4" office:value-type="string" calcext:value-type="string">
            <text:p>Přihlašování uživatelů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<text:s/></text:p>
          </table:table-cell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hesla nejsou v plain textu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<text:s/></text:p>
          </table:table-cell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8">
          <table:table-cell table:style-name="ce3"/>
          <table:table-cell table:style-name="ce3" office:value-type="string" calcext:value-type="string">
            <text:p>hesla jsou osolená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O hesla se starají moduly auth a custauth, oba používají PHP metody password_hash a password_verify – salt je vygenerován náhodně pro každé heslo a uložen spolu s hashem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4"/>
          <table:table-cell table:style-name="ce4" office:value-type="string" calcext:value-type="string">
            <text:p>zpracování chyb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3">
          <table:table-cell table:style-name="ce3" office:value-type="string" calcext:value-type="string">
            <text:p>Navigace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13"/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7"/>
        </table:table-row>
        <table:table-row table:style-name="ro4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stránkované seznamy položek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Zajišťuje modul tables, k vidění v administraci, výchozí velikost stránky je 20 záznamů a lze změnit v třídě zTable (zengine/classes/table.php)</text:p>
          </table:table-cell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6">
          <table:table-cell table:style-name="ce3"/>
          <table:table-cell table:style-name="ce3" office:value-type="string" calcext:value-type="string">
            <text:p>filtry 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Rovněž k vidění v administraci, korektní spolupráce se stránkováním bohužel zatím není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7" office:value-type="string" calcext:value-type="string">
            <text:p>Ajax</text:p>
          </table:table-cell>
          <table:table-cell table:style-name="ce7" office:value-type="string" calcext:value-type="string">
            <text:p><text:s text:c="2"/>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kontrola existence emailu při registraci</text:p>
          </table:table-cell>
          <table:table-cell table:style-name="ce22"/>
          <table:table-cell table:style-name="ce25" table:number-columns-repeated="4"/>
          <table:table-cell table:number-columns-repeated="1013"/>
        </table:table-row>
        <table:table-row table:style-name="ro9">
          <table:table-cell table:style-name="ce8" table:number-columns-repeated="4"/>
          <table:table-cell table:style-name="ce13"/>
          <table:table-cell table:style-name="ce3"/>
          <table:table-cell table:style-name="ce19"/>
          <table:table-cell table:number-columns-repeated="1017"/>
        </table:table-row>
        <table:table-row table:style-name="ro8">
          <table:table-cell table:style-name="ce8" office:value-type="string" calcext:value-type="string">
            <text:p>Šablony </text:p>
          </table:table-cell>
          <table:table-cell table:number-columns-repeated="2" table:style-name="ce8" office:value-type="string" calcext:value-type="string">
            <text:p><text:s text:c="2"/>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Nepoužívám sice žádný šablonovací nástroj jako např. Smarty, ale aplikace je MVC a vzhled je vždy oddělen od aplikační logiky <text:s/>- šablony jsou v adresáři views</text:p>
          </table:table-cell>
          <table:table-cell table:style-name="ce19"/>
          <table:table-cell table:number-columns-repeated="1017"/>
        </table:table-row>
        <table:table-row table:style-name="ro4">
          <table:table-cell table:style-name="ce5" office:value-type="string" calcext:value-type="string">
            <text:p>Zajímavost </text:p>
          </table:table-cell>
          <table:table-cell table:number-columns-repeated="2" table:style-name="ce5" office:value-type="string" calcext:value-type="string">
            <text:p><text:s text:c="2"/>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Používám vlastní MVC framework nazvaný “zEngine” - ve skutečnosti je to PHP framewok a CMS v jednom, inspiroval jsem se Drupalem a Laravelem</text:p>
          </table:table-cell>
          <table:table-cell table:style-name="ce21"/>
          <table:table-cell table:style-name="ce24" table:number-columns-repeated="4"/>
          <table:table-cell table:number-columns-repeated="1013"/>
        </table:table-row>
        <table:table-row table:style-name="ro10">
          <table:table-cell table:number-columns-repeated="4"/>
          <table:table-cell table:style-name="ce12"/>
          <table:table-cell table:number-columns-repeated="1019"/>
        </table:table-row>
        <table:table-row table:style-name="ro9">
          <table:table-cell table:style-name="ce6" table:number-columns-repeated="4"/>
          <table:table-cell table:style-name="ce13"/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Dokumentace</text:p>
          </table:table-cell>
          <table:table-cell table:style-name="ce10" table:number-columns-repeated="2"/>
          <table:table-cell table:style-name="ce2" table:formula="of:=SUM([.D46:.D54])" office:value-type="string" office:string-value="8" calcext:value-type="string">
            <text:p>8</text:p>
          </table:table-cell>
          <table:table-cell table:style-name="ce12"/>
          <table:table-cell table:style-name="ce17" office:value-type="string" calcext:value-type="string">
            <text:p><text:s/>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Popis úlohy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dokument musí mít všechny následující části: popis úlohy, uživ. příručka, popis implementace, popis úložiště dat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zadání 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3">
          <table:table-cell table:style-name="ce3" office:value-type="string" calcext:value-type="string">
            <text:p>Uživatelská příručka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13"/>
          <table:table-cell table:style-name="ce3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popis funkčnosti webu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Manuál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ukázky UI webu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UI bude komentováno, popsáno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Popis implementace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12"/>
          <table:table-cell table:style-name="ce3"/>
          <table:table-cell table:style-name="ce19"/>
          <table:table-cell table:number-columns-repeated="1017"/>
        </table:table-row>
        <table:table-row table:style-name="ro6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popis hlavních rysů programu (funkčnost hlavních skriptů)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Popis architektury, obsluha formulářů, zabezpečení, algoritmy zpracování dat, UML, popis využití frameworků.</text:p>
          </table:table-cell>
          <table:table-cell table:style-name="ce19"/>
          <table:table-cell table:number-columns-repeated="1017"/>
        </table:table-row>
        <table:table-row table:style-name="ro4">
          <table:table-cell table:style-name="ce4"/>
          <table:table-cell table:style-name="ce4" office:value-type="string" calcext:value-type="string">
            <text:p>Dokumentace ve zdrojovém kódu 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/>
            <text:p/>
          </table:table-cell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5">
          <table:table-cell table:style-name="ce4" office:value-type="string" calcext:value-type="string">
            <text:p><text:s text:c="2"/></text:p>
          </table:table-cell>
          <table:table-cell table:style-name="ce11" office:value-type="string" calcext:value-type="string">
            <text:p>Vygenerovaná dokumentace ze zdrojového kódu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Např. PHPDoc, PHPDocumentor, Doxygen, Apigen...</text:p>
          </table:table-cell>
          <table:table-cell table:style-name="ce20"/>
          <table:table-cell table:style-name="ce23" table:number-columns-repeated="4"/>
          <table:table-cell table:number-columns-repeated="1013"/>
        </table:table-row>
        <table:table-row table:style-name="ro3">
          <table:table-cell table:style-name="ce3"/>
          <table:table-cell table:number-columns-repeated="3" table:style-name="ce3" office:value-type="string" calcext:value-type="string">
            <text:p><text:s text:c="2"/></text:p>
          </table:table-cell>
          <table:table-cell table:style-name="ce12"/>
          <table:table-cell table:style-name="ce3"/>
          <table:table-cell table:style-name="ce19"/>
          <table:table-cell table:number-columns-repeated="1017"/>
        </table:table-row>
        <table:table-row table:style-name="ro3">
          <table:table-cell table:number-columns-repeated="4" table:style-name="ce6" office:value-type="string" calcext:value-type="string">
            <text:p><text:s text:c="2"/></text:p>
          </table:table-cell>
          <table:table-cell table:style-name="ce13"/>
          <table:table-cell table:style-name="ce6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elkové zhodnocení </text:p>
          </table:table-cell>
          <table:table-cell table:style-name="ce10" office:value-type="string" calcext:value-type="string">
            <text:p><text:s text:c="2"/></text:p>
          </table:table-cell>
          <table:table-cell table:style-name="ce10"/>
          <table:table-cell table:style-name="ce2" office:value-type="float" office:value="12" calcext:value-type="float">
            <text:p>12</text:p>
          </table:table-cell>
          <table:table-cell table:style-name="ce12"/>
          <table:table-cell table:style-name="ce17" office:value-type="string" calcext:value-type="string">
            <text:p><text:s/>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kompletnost řešení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aplikace je plně funkční a production-ready (I když stále doufám, že před zveřejněním ještě dodělám pár velmi užitečných funkcí)</text:p>
          </table:table-cell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estetické zpracování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nejsem grafik, ale snažil jsem se</text:p>
          </table:table-cell>
          <table:table-cell table:style-name="ce19"/>
          <table:table-cell table:number-columns-repeated="1017"/>
        </table:table-row>
        <table:table-row table:style-name="ro9">
          <table:table-cell table:style-name="ce6" table:number-columns-repeated="6"/>
          <table:table-cell table:number-columns-repeated="1018"/>
        </table:table-row>
        <table:table-row table:style-name="ro1">
          <table:table-cell table:style-name="ce9" office:value-type="string" calcext:value-type="string">
            <text:p>Součet</text:p>
          </table:table-cell>
          <table:table-cell table:style-name="ce9" table:number-columns-repeated="2"/>
          <table:table-cell table:style-name="ce9" table:formula="of:=[.D57]+[.D45]+[.D24]+[.D2]" office:value-type="string" office:string-value="50" calcext:value-type="string">
            <text:p>50</text:p>
          </table:table-cell>
          <table:table-cell table:style-name="ce9" table:formula="of:=COUNTIFS([.E4:.E59];&quot;=1&quot;) &amp; &quot;/&quot; &amp; COUNT([.E4:.E59])" office:value-type="string" office:string-value="37/39" calcext:value-type="string">
            <text:p>37/39</text:p>
          </table:table-cell>
          <table:table-cell table:style-name="ce9" table:number-columns-repeated="5"/>
          <table:table-cell table:number-columns-repeated="1014"/>
        </table:table-row>
        <table:table-row table:style-name="ro10" table:number-rows-repeated="104851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ará nepoužíváme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5" table:default-cell-style-name="Default"/>
        <table:table-row table:style-name="ro11">
          <table:table-cell table:style-name="ce1" office:value-type="string" calcext:value-type="string">
            <text:p>Komponenta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Povinné</text:p>
          </table:table-cell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Poznámky</text:p>
          </table:table-cell>
          <table:table-cell table:style-name="ce1" table:number-columns-repeated="4"/>
          <table:table-cell table:number-columns-repeated="1015"/>
        </table:table-row>
        <table:table-row table:style-name="ro11">
          <table:table-cell table:style-name="ce2" office:value-type="string" calcext:value-type="string">
            <text:p>Klient </text:p>
          </table:table-cell>
          <table:table-cell table:number-columns-repeated="2" table:style-name="ce10" office:value-type="string" calcext:value-type="string">
            <text:p><text:s text:c="2"/></text:p>
          </table:table-cell>
          <table:table-cell table:style-name="ce2" office:value-type="float" office:value="12" calcext:value-type="float">
            <text:p>12</text:p>
          </table:table-cell>
          <table:table-cell table:style-name="ce17"/>
          <table:table-cell table:number-columns-repeated="1019"/>
        </table:table-row>
        <table:table-row table:style-name="ro11">
          <table:table-cell table:style-name="ce3" office:value-type="string" calcext:value-type="string">
            <text:p>JavaScript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kontrola formuláře pomocí JavaScriptu on submit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na (všech!) elementech 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1">
          <table:table-cell table:style-name="ce3"/>
          <table:table-cell table:style-name="ce3" office:value-type="string" calcext:value-type="string">
            <text:p>validace pomocí HTML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ributy required a pattern na všech elementech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funkční na prohlížečích Firefox a Chrome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stránka použitelná i bez JavaScriptu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Ve zvláštních případech lze udělit zápočet i bez této podmínky. Například když je aplikace SPA</text:p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5" office:value-type="string" calcext:value-type="string">
            <text:p><text:s text:c="2"/></text:p>
          </table:table-cell>
          <table:table-cell table:style-name="ce5" office:value-type="string" calcext:value-type="string">
            <text:p>zajímavost v Javascriptu </text:p>
          </table:table-cell>
          <table:table-cell table:style-name="ce5" office:value-type="string" calcext:value-type="string">
            <text:p><text:s text:c="2"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a posouzení cvičícího</text:p>
          </table:table-cell>
          <table:table-cell table:style-name="ce21"/>
          <table:table-cell table:style-name="ce24"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Validnost HTML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bez chyb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bez warningů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1">
          <table:table-cell table:style-name="ce3"/>
          <table:table-cell table:style-name="ce3" office:value-type="string" calcext:value-type="string">
            <text:p>formuláře jsou přístupné (accessible)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ŠECHNA formulářová políčka mají label</text:p>
            <text:p/>
          </table:table-cell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CSS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nepoužívá se formátování pomocí HTML elementů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styl není přímo u elementu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použití relativních hodnot (např. fonty NE v px)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x zde nepovažujeme za relativní jednotky, jejich velikost nezávisí na preferencích uživatele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styly mimo HTML dokument (pomocí &lt;link&gt;)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skinovatelnost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plikace bude mít více vzhledů na výběr. Vzhledy budou realizované pomocí CSS. Jednotlivé vzhledy se liší barevně i rozložením. Změna vzhledu je trvalá.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styl pro tisk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1">
          <table:table-cell table:style-name="ce5" office:value-type="string" calcext:value-type="string">
            <text:p><text:s text:c="2"/></text:p>
          </table:table-cell>
          <table:table-cell table:style-name="ce5" office:value-type="string" calcext:value-type="string">
            <text:p>zajímavost v CSS </text:p>
          </table:table-cell>
          <table:table-cell table:style-name="ce5" office:value-type="string" calcext:value-type="string">
            <text:p><text:s text:c="2"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bejití špatné implementace, zajímavý efekt. podmínka: uvedeno v dokumentaci</text:p>
          </table:table-cell>
          <table:table-cell table:style-name="ce21"/>
          <table:table-cell table:style-name="ce24" table:number-columns-repeated="4"/>
          <table:table-cell table:number-columns-repeated="1014"/>
        </table:table-row>
        <table:table-row table:style-name="ro11">
          <table:table-cell table:number-columns-repeated="4" table:style-name="ce6" office:value-type="string" calcext:value-type="string">
            <text:p><text:s text:c="2"/></text:p>
          </table:table-cell>
          <table:table-cell table:style-name="ce6" office:value-type="string" calcext:value-type="string">
            <text:p><text:s/></text:p>
          </table:table-cell>
          <table:table-cell table:number-columns-repeated="1019"/>
        </table:table-row>
        <table:table-row table:style-name="ro11">
          <table:table-cell table:style-name="ce2" office:value-type="string" calcext:value-type="string">
            <text:p>Server </text:p>
          </table:table-cell>
          <table:table-cell table:number-columns-repeated="2" table:style-name="ce10" office:value-type="string" calcext:value-type="string">
            <text:p><text:s text:c="2"/></text:p>
          </table:table-cell>
          <table:table-cell table:style-name="ce2" office:value-type="float" office:value="16" calcext:value-type="float">
            <text:p>16</text:p>
          </table:table-cell>
          <table:table-cell table:style-name="ce17" office:value-type="string" calcext:value-type="string">
            <text:p><text:s/></text:p>
          </table:table-cell>
          <table:table-cell table:number-columns-repeated="1019"/>
        </table:table-row>
        <table:table-row table:style-name="ro11">
          <table:table-cell table:style-name="ce3" office:value-type="string" calcext:value-type="string">
            <text:p>Validace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odolnost proti "zlému uživateli" - zápis do DB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plikace nespadne při zadání jakékoli vstupní kombinace znaků.</text:p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čtení z DB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Korektní zobrazení znaků uložených v DB, SQL injection</text:p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odolnost proti dvojímu odeslání stejného formuláře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load nebo zpět nezpůsobí opětovné provedení akce, např. zapsání dat do db.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správné vyhodnocení <text:s/>a zobrazení chyb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bor hodnot, různý formát čísel, ořezávání mezer, mezní a nesmyslné hodnoty. Vše na serveru!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neztrácí se uživatelem vyplněné hodnoty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esprávně vyplněný formulář bude odmítnut a vrácen k opravě. Veškerá data zůstanou předvyplněna. Jedinou výjimkou jsou pole s heslem.</text:p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jasné rozlišení povinných a nepovinných údajů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Databáze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existence relační databáze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<text:s/></text:p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tři a více tabulek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logicky správné propojení tabulek (Foreign key)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ata jsou v databázi uložená korektně tak, že jsou použitelná i pro jinou než vaší (webovou) aplikaci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funguje čeština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hesla v DB nejsou v plain textu </text:p>
          </table:table-cell>
          <table:table-cell table:style-name="ce4" office:value-type="string" calcext:value-type="string">
            <text:p>ano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</text:p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3"/>
          <table:table-cell table:style-name="ce3" office:value-type="string" calcext:value-type="string">
            <text:p>hesla jsou osolená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4"/>
          <table:table-cell table:style-name="ce4" office:value-type="string" calcext:value-type="string">
            <text:p>zpracování chyb při komunikaci s DB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Zejména při připojení k databázi</text:p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Navigace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stránkované seznamy položek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alizace pomocí SQL LIMIT</text:p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3"/>
          <table:table-cell table:style-name="ce3" office:value-type="string" calcext:value-type="string">
            <text:p>filtry 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orektní spolupráce se stránkováním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Přihlašování uživatelů</text:p>
          </table:table-cell>
          <table:table-cell table:style-name="ce4"/>
          <table:table-cell table:style-name="ce4" office:value-type="string" calcext:value-type="string">
            <text:p>ano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<text:s/></text:p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8" office:value-type="string" calcext:value-type="string">
            <text:p>Šablony </text:p>
          </table:table-cell>
          <table:table-cell table:number-columns-repeated="2" table:style-name="ce8" office:value-type="string" calcext:value-type="string">
            <text:p><text:s text:c="2"/>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<text:s/>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8" office:value-type="string" calcext:value-type="string">
            <text:p>Objektově programováno </text:p>
          </table:table-cell>
          <table:table-cell table:style-name="ce8" office:value-type="string" calcext:value-type="string">
            <text:p><text:s text:c="2"/>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eškerý kód v OOP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5" office:value-type="string" calcext:value-type="string">
            <text:p>Zajímavost </text:p>
          </table:table-cell>
          <table:table-cell table:number-columns-repeated="2" table:style-name="ce5" office:value-type="string" calcext:value-type="string">
            <text:p><text:s text:c="2"/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oužití webového frameworku, další zajímavost. Podmínka: musí být zdokumentováno.</text:p>
          </table:table-cell>
          <table:table-cell table:style-name="ce21"/>
          <table:table-cell table:style-name="ce24" table:number-columns-repeated="4"/>
          <table:table-cell table:number-columns-repeated="1014"/>
        </table:table-row>
        <table:table-row table:style-name="ro11">
          <table:table-cell table:style-name="ce5" office:value-type="string" calcext:value-type="string">
            <text:p>Ajax</text:p>
          </table:table-cell>
          <table:table-cell table:style-name="ce5" office:value-type="string" calcext:value-type="string">
            <text:p><text:s text:c="2"/>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6" table:number-columns-repeated="5"/>
          <table:table-cell table:number-columns-repeated="1019"/>
        </table:table-row>
        <table:table-row table:style-name="ro11">
          <table:table-cell table:style-name="ce2" office:value-type="string" calcext:value-type="string">
            <text:p>Dokumentace</text:p>
          </table:table-cell>
          <table:table-cell table:style-name="ce10" table:number-columns-repeated="2"/>
          <table:table-cell table:style-name="ce2" office:value-type="float" office:value="10" calcext:value-type="float">
            <text:p>10</text:p>
          </table:table-cell>
          <table:table-cell table:style-name="ce17" office:value-type="string" calcext:value-type="string">
            <text:p><text:s/></text:p>
          </table:table-cell>
          <table:table-cell table:number-columns-repeated="1019"/>
        </table:table-row>
        <table:table-row table:style-name="ro11">
          <table:table-cell table:style-name="ce3" office:value-type="string" calcext:value-type="string">
            <text:p>Popis úlohy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dokument musí mít všechny následující části: popis úlohy, uživ. příručka, popis implementace, popis DB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4" office:value-type="string" calcext:value-type="string">
            <text:p>zadání 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ormální zadání tak, jako by bylo od externího zadavatele. Zadání bude obsahovat i akceptační podmínky.</text:p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Uživatelská příručka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popis funkčnosti webu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nuál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ukázky UI webu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I bude komentováno, popsáno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Popis implementace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Nikoliv výpis kódu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popis hlavních rysů programu (funkčnost hlavních skriptů)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opis architektury, obsluha formulářů, zabezpečení, algoritmy zpracování dat, UML, popis využití frameworků.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4"/>
          <table:table-cell table:style-name="ce4" office:value-type="string" calcext:value-type="string">
            <text:p>Dokumentace ve zdrojovém kódu 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/>
            <text:p/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11" office:value-type="string" calcext:value-type="string">
            <text:p>Vygenerovaná dokumentace ze zdrojového kódu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apř. PHPDoc, PHPDocumentor, Doxygen, Apigen...</text:p>
          </table:table-cell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Databáze 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1">
          <table:table-cell table:style-name="ce4" office:value-type="string" calcext:value-type="string">
            <text:p><text:s text:c="2"/></text:p>
          </table:table-cell>
          <table:table-cell table:style-name="ce11" office:value-type="string" calcext:value-type="string">
            <text:p>Grafický (tzv. E-R) diagram (primární klíč, cizí klíč s vazbou, not null, unique) 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4"/>
          <table:table-cell table:style-name="ce20"/>
          <table:table-cell table:style-name="ce23" table:number-columns-repeated="4"/>
          <table:table-cell table:number-columns-repeated="1014"/>
        </table:table-row>
        <table:table-row table:style-name="ro11">
          <table:table-cell table:number-columns-repeated="4" table:style-name="ce6" office:value-type="string" calcext:value-type="string">
            <text:p><text:s text:c="2"/></text:p>
          </table:table-cell>
          <table:table-cell table:style-name="ce6" office:value-type="string" calcext:value-type="string">
            <text:p><text:s/></text:p>
          </table:table-cell>
          <table:table-cell table:number-columns-repeated="1019"/>
        </table:table-row>
        <table:table-row table:style-name="ro11">
          <table:table-cell table:style-name="ce2" office:value-type="string" calcext:value-type="string">
            <text:p>Celkové zhodnocení </text:p>
          </table:table-cell>
          <table:table-cell table:style-name="ce10" office:value-type="string" calcext:value-type="string">
            <text:p><text:s text:c="2"/></text:p>
          </table:table-cell>
          <table:table-cell table:style-name="ce10"/>
          <table:table-cell table:style-name="ce2" office:value-type="float" office:value="12" calcext:value-type="float">
            <text:p>12</text:p>
          </table:table-cell>
          <table:table-cell table:style-name="ce17" office:value-type="string" calcext:value-type="string">
            <text:p><text:s/></text:p>
          </table:table-cell>
          <table:table-cell table:number-columns-repeated="1019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kompletnost řešení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estetické zpracování 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právná práce s grafikou, estetika, množství úsilí věnovaného vzhledu.</text:p>
          </table:table-cell>
          <table:table-cell table:style-name="ce19"/>
          <table:table-cell table:number-columns-repeated="1018"/>
        </table:table-row>
        <table:table-row table:style-name="ro11">
          <table:table-cell table:style-name="ce6" table:number-columns-repeated="5"/>
          <table:table-cell table:number-columns-repeated="1019"/>
        </table:table-row>
        <table:table-row table:style-name="ro11">
          <table:table-cell table:style-name="ce9" office:value-type="string" calcext:value-type="string">
            <text:p>Součet</text:p>
          </table:table-cell>
          <table:table-cell table:style-name="ce9" table:number-columns-repeated="8"/>
          <table:table-cell table:number-columns-repeated="1015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 style:data-style-name="N2" text:time-value="14:46:56.6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vá_20_hodnotící_20_tabulka" style:display-name="PageStyle_Nová hodnotící tabulk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rá_20_nepoužíváme" style:display-name="PageStyle_Stará nepoužívá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_64 LibreOffice_project/2b9802c1994aa0b7dc6079e128979269cf95bc78</meta:generator>
    <dc:date>2018-01-17T22:12:59.136000000</dc:date>
    <meta:editing-duration>PT13H32M6S</meta:editing-duration>
    <meta:editing-cycles>15</meta:editing-cycles>
    <meta:document-statistic meta:table-count="2" meta:cell-count="567" meta:object-count="0"/>
  </office:meta>
</office:document-meta>
</file>